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frac>
              <mrow>
                <mn>4</mn>
                <mo stretchy="false">π</mo>
                <msup>
                  <mi>r</mi>
                  <mn>3</mn>
                </msup>
              </mrow>
              <mn>3</mn>
            </mfrac>
          </mrow>
        </mtd>
      </mtr>
      <mtr>
        <mtd>
          <mrow>
            <mi mathvariant="italic">Area</mi>
            <mrow>
              <mi/>
              <mo stretchy="false">=</mo>
              <mi/>
            </mrow>
            <mn>4</mn>
            <mo stretchy="false">π</mo>
            <msup>
              <mi>r</mi>
              <mn>2</mn>
            </msup>
          </mrow>
        </mtd>
      </mtr>
    </mtable>
    <annotation encoding="StarMath 5.0">Volym ~=~ {4 %pi r^{3}} over {3} 
newline
Area ~=~ 4 %pi r^{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